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1cm" fo:margin-right="0cm" fo:text-align="start" style:justify-single-word="false" fo:text-indent="0cm" style:auto-text-indent="false"/>
      <style:text-properties officeooo:rsid="000f18b0" officeooo:paragraph-rsid="000f18b0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0f18b0" officeooo:paragraph-rsid="000f18b0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f18b0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082dc" officeooo:paragraph-rsid="001082dc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18b0"/>
    </style:style>
    <style:style style:name="T2" style:family="text">
      <style:text-properties officeooo:rsid="001082dc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ci, le vecteur vitesse est plus complexe, on ne va donc plus le décomposer en deux vecteurs mais avoir un seul vecteur vitesse <draw:g text:anchor-type="as-char" svg:y="-0.307cm" draw:z-index="0" draw:style-name="gr1"><svg:title>TexMaths</svg:title><svg:desc>12§display§\vec{v}§svg§600§FALSE§</svg:desc><draw:polygon draw:style-name="gr2" draw:text-style-name="P5" svg:width="0.275cm" svg:height="0.3cm" svg:x="0cm" svg:y="0.001cm" svg:viewBox="0 0 276 301" draw:points="138,301 0,301 0,0 276,0 276,301"><text:p/></draw:polygon><draw:path draw:style-name="gr3" draw:text-style-name="P6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4" draw:text-style-name="P6" svg:width="0.185cm" svg:height="0.191cm" svg:x="0.029cm" svg:y="0.115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/draw:g> sur les deux directions <text:span text:style-name="T1">x et y</text:span>.</text:p>
      <text:p text:style-name="P2">Pour ce faire, on utilise des nombres complexes.</text:p>
      <text:p text:style-name="P1"/>
      <text:p text:style-name="P2"><draw:g text:anchor-type="as-char" svg:y="-0.282cm" draw:z-index="1" draw:style-name="gr1"><svg:title>TexMaths</svg:title><svg:desc>12§display§i§svg§600§FALSE§</svg:desc><draw:polygon draw:style-name="gr5" draw:text-style-name="P5" svg:width="0.146cm" svg:height="0.276cm" svg:x="0cm" svg:y="0.001cm" svg:viewBox="0 0 147 277" draw:points="73,277 0,277 0,0 147,0 147,277"><text:p/></draw:polygon><draw:path draw:style-name="gr6" draw:text-style-name="P6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 définit tel que <draw:g text:anchor-type="as-char" svg:y="-0.37cm" draw:z-index="2" draw:style-name="gr1"><svg:title>TexMaths</svg:title><svg:desc>12§display§ i^2 = -1§svg§600§FALSE§</svg:desc><draw:polygon draw:style-name="gr7" draw:text-style-name="P5" svg:width="1.431cm" svg:height="0.4cm" svg:x="0cm" svg:y="0.006cm" svg:viewBox="0 0 1432 401" draw:points="716,401 0,401 0,0 1432,0 1432,401"><text:p/></draw:polygon><draw:path draw:style-name="gr8" draw:text-style-name="P6" svg:width="0.112cm" svg:height="0.284cm" svg:x="0.012cm" svg:y="0.092cm" svg:viewBox="0 0 113 285" svg:d="M109 16c0-9-6-16-17-16-10 0-22 11-22 23 0 7 6 14 16 14s23-9 23-21zM77 174c5-12 5-13 8-24 4-8 6-14 6-22 0-20-13-35-35-35-40 0-56 61-56 66 0 3 5 3 5 3 5 0 5-1 7-7 12-40 29-53 43-53 4 0 11 0 11 13 0 10-4 19-5 23-3 11-23 61-30 79-3 10-9 25-9 33 0 21 14 35 34 35 41 0 57-61 57-65 0-5-4-5-5-5-5 0-5 2-7 9-7 26-22 52-43 52-8 0-11-4-11-14 0-11 3-17 13-43z"><text:p/></draw:path><draw:path draw:style-name="gr9" draw:text-style-name="P6" svg:width="0.131cm" svg:height="0.196cm" svg:x="0.163cm" svg:y="0cm" svg:viewBox="0 0 132 197" svg:d="M132 143h-11c0 7-3 24-7 28-2 1-25 1-30 1h-54c31-28 41-36 59-49 23-18 43-36 43-65 0-36-32-58-70-58-37 0-62 26-62 53 0 16 13 17 16 17 7 0 15-5 15-16 0-5-1-16-17-16 9-21 29-27 44-27 30 0 45 23 45 47 0 26-19 47-29 58l-72 70c-2 3-2 3-2 11h122z"><text:p/></draw:path><draw:path draw:style-name="gr10" draw:text-style-name="P6" svg:width="0.281cm" svg:height="0.099cm" svg:x="0.475cm" svg:y="0.215cm" svg:viewBox="0 0 282 100" svg:d="M267 17c6 0 15 0 15-9 0-8-9-8-15-8h-253c-6 0-14 0-14 8 0 9 8 9 14 9zM267 100c6 0 15 0 15-9 0-8-9-8-15-8h-253c-6 0-14 0-14 8 0 9 8 9 14 9z"><text:p/></draw:path><draw:path draw:style-name="gr11" draw:text-style-name="P6" svg:width="0.258cm" svg:height="0.017cm" svg:x="0.93cm" svg:y="0.257cm" svg:viewBox="0 0 259 18" svg:d="M243 18c8 0 16 0 16-8 0-10-8-10-16-10h-229c-7 0-14 0-14 10 0 8 7 8 14 8z"><text:p/></draw:path><draw:path draw:style-name="gr12" draw:text-style-name="P6" svg:width="0.139cm" svg:height="0.282cm" svg:x="1.259cm" svg:y="0.089cm" svg:viewBox="0 0 140 283" svg:d="M88 11c0-10 0-11-10-11-26 28-65 28-78 28v13c8 0 34 0 55-12v220c0 16-1 21-39 21h-14v13c16-1 52-1 70-1 17 0 54 0 68 1v-13h-13c-38 0-39-5-39-21z"><text:p/></draw:path></draw:g></text:p>
      <text:p text:style-name="P2">Un nombre complexe est définit sous la forme <text:span text:style-name="T2">a+bi</text:span> avec <text:span text:style-name="T2">a</text:span> sa partie réelle et <text:span text:style-name="T2">bi</text:span> sa partie imaginaire. </text:p>
      <text:p text:style-name="P2"/>
      <text:p text:style-name="P2">On peux donc le représenter graphiquement comme suit :</text:p>
      <text:p text:style-name="P2"/>
      <text:p text:style-name="P2"/>
      <text:p text:style-name="P2"/>
      <text:p text:style-name="P2"/>
      <text:p text:style-name="P4">Notre vecteur vitesse est donc définit sous la forme x+yi. La partie réelle de ce nombre complexe correspond à la décomposition sur l'axe x du vecteur et la partie imaginaire à la décomposition sur l'axe y. </text:p>
      <text:p text:style-name="P4"/>
      <text:p text:style-name="P4">Le module du nombre complexe, <draw:g text:anchor-type="as-char" svg:y="-0.402cm" draw:z-index="3" draw:style-name="gr1"><svg:title>TexMaths</svg:title><svg:desc>12§display§\sqrt(a^2+b^2)§svg§600§FALSE§</svg:desc><draw:polygon draw:style-name="gr13" draw:text-style-name="P5" svg:width="2.046cm" svg:height="0.504cm" svg:x="0cm" svg:y="0cm" svg:viewBox="0 0 2047 505" draw:points="1023,505 0,505 0,0 2047,0 2047,505"><text:p/></draw:polygon><draw:path draw:style-name="gr14" draw:text-style-name="P6" svg:width="0.384cm" svg:height="0.507cm" svg:x="0.047cm" svg:y="0cm" svg:viewBox="0 0 385 508" svg:d="M133 508c13 0 13-2 18-9l231-483c3-5 3-6 3-8 0-4-3-8-8-8-6 0-7 4-10 8l-218 455-90-210-59 46 6 7 30-23z"><text:p/></draw:path><draw:polygon draw:style-name="gr15" draw:text-style-name="P6" svg:width="0.165cm" svg:height="0.017cm" svg:x="0.421cm" svg:y="0cm" svg:viewBox="0 0 166 18" draw:points="83,18 0,18 0,0 166,0 166,18"><text:p/></draw:polygon><draw:path draw:style-name="gr16" draw:text-style-name="P6" svg:width="0.099cm" svg:height="0.421cm" svg:x="0.463cm" svg:y="0.081cm" svg:viewBox="0 0 100 422" svg:d="M100 419c0-1 0-3-9-10-53-53-66-133-66-198 0-73 16-146 69-199 6-6 6-6 6-7 0-4-3-5-5-5-5 0-43 29-69 83-21 47-26 93-26 128 0 34 5 84 28 132 26 53 62 79 67 79 2 0 5-1 5-3z"><text:p/></draw:path><draw:path draw:style-name="gr17" draw:text-style-name="P6" svg:width="0.194cm" svg:height="0.191cm" svg:x="0.603cm" svg:y="0.212cm" svg:viewBox="0 0 195 192" svg:d="M142 28c-9-16-21-28-40-28-49 0-102 62-102 125 0 39 23 67 56 67 9 0 30-1 56-31 3 18 18 31 38 31 16 0 25-10 31-23 7-15 14-42 14-42 0-5-4-5-5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8" draw:text-style-name="P6" svg:width="0.131cm" svg:height="0.196cm" svg:x="0.827cm" svg:y="0.02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9" draw:text-style-name="P6" svg:width="0.281cm" svg:height="0.281cm" svg:x="1.115cm" svg:y="0.152cm" svg:viewBox="0 0 282 282" svg:d="M150 150h118c6 0 14 0 14-8 0-10-8-10-14-10h-118v-118c0-6 0-14-8-14-9 0-10 8-10 14v118h-118c-6 0-14 0-14 10 0 8 8 8 14 8h118v118c0 6 0 14 10 14 8 0 8-8 8-14z"><text:p/></draw:path><draw:path draw:style-name="gr20" draw:text-style-name="P6" svg:width="0.155cm" svg:height="0.298cm" svg:x="1.532cm" svg:y="0.105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21" draw:text-style-name="P6" svg:width="0.131cm" svg:height="0.196cm" svg:x="1.711cm" svg:y="0.02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2" draw:text-style-name="P6" svg:width="0.099cm" svg:height="0.421cm" svg:x="1.905cm" svg:y="0.081cm" svg:viewBox="0 0 100 422" svg:d="M100 211c0-32-5-84-29-132-25-51-63-79-66-79-4 0-5 1-5 5 0 1 0 1 8 9 42 42 66 110 66 197 0 73-15 148-68 201-6 4-6 6-6 7 0 2 1 3 5 3 3 0 42-28 67-81 22-47 28-94 28-130z"><text:p/></draw:path></draw:g>, correspond donc ici à la longueur du vecteur, c'est à dire la valeur de la vitesse en m/s. </text:p>
      <text:p text:style-name="P4">Schéma :</text:p>
      <text:p text:style-name="P4"/>
      <text:p text:style-name="P4"/>
      <text:p text:style-name="P4"/>
      <text:p text:style-name="P4"/>
      <text:p text:style-name="P4">On peut aussi très facilement convertir ce vecteur en coordonnées polaires en exprimant le nombre complexe sous la forme <draw:g text:anchor-type="as-char" svg:y="-0.318cm" draw:z-index="4" draw:style-name="gr1"><svg:title>TexMaths</svg:title><svg:desc>12§display§\rho\cdot(\cos{\theta}+i\sin{\theta})§svg§600§FALSE§</svg:desc><draw:polygon draw:style-name="gr23" draw:text-style-name="P5" svg:width="3.22cm" svg:height="0.42cm" svg:x="0cm" svg:y="0.002cm" svg:viewBox="0 0 3221 421" draw:points="1611,421 0,421 0,0 3221,0 3221,421"><text:p/></draw:polygon><draw:path draw:style-name="gr24" draw:text-style-name="P6" svg:width="0.199cm" svg:height="0.277cm" svg:x="0.013cm" svg:y="0.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25" draw:text-style-name="P6" svg:width="0.045cm" svg:height="0.045cm" svg:x="0.347cm" svg:y="0.189cm" svg:viewBox="0 0 46 46" svg:d="M46 23c0-12-10-23-23-23-12 0-23 11-23 23 0 13 11 23 23 23 13 0 23-10 23-23z"><text:p/></draw:path><draw:path draw:style-name="gr26" draw:text-style-name="P6" svg:width="0.099cm" svg:height="0.421cm" svg:x="0.563cm" svg:y="0.001cm" svg:viewBox="0 0 100 422" svg:d="M100 419c0-1 0-3-9-10-53-53-66-133-66-198 0-73 16-146 69-199 6-6 6-6 6-7 0-4-3-5-5-5-5 0-43 29-69 83-21 47-26 93-26 128 0 34 5 84 28 132 26 53 62 79 67 79 2 0 5-1 5-3z"><text:p/></draw:path><draw:path draw:style-name="gr27" draw:text-style-name="P6" svg:width="0.161cm" svg:height="0.193cm" svg:x="0.7cm" svg:y="0.128cm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8" draw:text-style-name="P6" svg:width="0.187cm" svg:height="0.193cm" svg:x="0.884cm" svg:y="0.128cm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9" draw:text-style-name="P6" svg:width="0.138cm" svg:height="0.193cm" svg:x="1.096cm" svg:y="0.128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0" draw:text-style-name="P6" svg:width="0.174cm" svg:height="0.303cm" svg:x="1.339cm" svg:y="0.019cm" svg:viewBox="0 0 175 304" svg:d="M175 86c0-27-7-86-50-86-59 0-125 120-125 216 0 40 12 88 50 88 60 0 125-123 125-218zM46 145c7-27 15-61 32-91 11-20 26-44 46-44 21 0 24 26 24 50 0 22-4 43-14 85zM130 158c-5 20-14 56-29 87-16 29-31 49-51 49-13 0-22-12-22-52 0-18 3-42 14-84z"><text:p/></draw:path><draw:path draw:style-name="gr31" draw:text-style-name="P6" svg:width="0.281cm" svg:height="0.281cm" svg:x="1.647cm" svg:y="0.071cm" svg:viewBox="0 0 282 282" svg:d="M150 150h118c6 0 14 0 14-8 0-10-8-10-14-10h-118v-118c0-6 0-14-8-14-10 0-10 8-10 14v118h-118c-6 0-14 0-14 10 0 8 8 8 14 8h118v118c0 6 0 14 10 14 8 0 8-8 8-14z"><text:p/></draw:path><draw:path draw:style-name="gr32" draw:text-style-name="P6" svg:width="0.112cm" svg:height="0.283cm" svg:x="2.057cm" svg:y="0.037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33" draw:text-style-name="P6" svg:width="0.138cm" svg:height="0.193cm" svg:x="2.273cm" svg:y="0.128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4" draw:text-style-name="P6" svg:width="0.09cm" svg:height="0.282cm" svg:x="2.438cm" svg:y="0.034cm" svg:viewBox="0 0 91 283" svg:d="M61 96l-60 5v13c29 0 33 2 33 23v114c0 19-5 19-34 19v13c13 0 37-1 47-1 15 0 30 1 44 1v-13c-27 0-30-2-30-18zM64 23c0-15-11-23-23-23-13 0-23 12-23 23s10 21 23 21c12 0 23-8 23-21z"><text:p/></draw:path><draw:path draw:style-name="gr35" draw:text-style-name="P6" svg:width="0.213cm" svg:height="0.186cm" svg:x="2.555cm" svg:y="0.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6" draw:text-style-name="P6" svg:width="0.174cm" svg:height="0.303cm" svg:x="2.866cm" svg:y="0.019cm" svg:viewBox="0 0 175 304" svg:d="M175 86c0-27-7-86-50-86-60 0-125 120-125 216 0 40 12 88 50 88 60 0 125-123 125-218zM46 145c7-27 15-61 32-91 11-20 26-44 46-44 21 0 24 26 24 50 0 22-4 43-15 85zM130 158c-5 20-14 56-29 87-16 29-31 49-51 49-13 0-22-12-22-52 0-18 3-42 14-84z"><text:p/></draw:path><draw:path draw:style-name="gr37" draw:text-style-name="P6" svg:width="0.099cm" svg:height="0.421cm" svg:x="3.081cm" svg:y="0.001cm" svg:viewBox="0 0 100 422" svg:d="M100 211c0-32-5-84-29-132-25-51-63-79-66-79-4 0-5 1-5 5 0 1 0 1 8 9 42 42 66 110 66 197 0 73-15 148-68 201-6 4-6 6-6 7 0 2 1 3 5 3 3 0 42-28 67-81 22-47 28-94 28-130z"><text:p/></draw:path></draw:g>, ce qui permet d'avoir l'angle de notre vecteur vitesse.</text:p>
      <text:p text:style-name="P4"/>
      <text:p text:style-name="P4">On peut aussi faire facilement des additions, pour additionner deux vecteurs vitesses il suffit d'additionner leur nombre complexes : <draw:g text:anchor-type="as-char" svg:y="-0.318cm" draw:z-index="5" draw:style-name="gr1"><svg:title>TexMaths</svg:title><svg:desc>12§display§a+bi + c+di = (a+c) + (b+d)i§svg§600§FALSE§</svg:desc><draw:polygon draw:style-name="gr38" draw:text-style-name="P5" svg:width="6.341cm" svg:height="0.42cm" svg:x="0cm" svg:y="0.002cm" svg:viewBox="0 0 6342 421" draw:points="3170,421 0,421 0,0 6342,0 6342,421"><text:p/></draw:polygon><draw:path draw:style-name="gr39" draw:text-style-name="P6" svg:width="0.193cm" svg:height="0.191cm" svg:x="0.017cm" svg:y="0.1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40" draw:text-style-name="P6" svg:width="0.281cm" svg:height="0.281cm" svg:x="0.34cm" svg:y="0.071cm" svg:viewBox="0 0 282 282" svg:d="M150 150h118c6 0 14 0 14-8 0-10-8-10-14-10h-118v-118c0-6 0-14-8-14-10 0-10 8-10 14v118h-118c-6 0-14 0-14 10 0 8 8 8 14 8h118v118c0 6 0 14 10 14 8 0 8-8 8-14z"><text:p/></draw:path><draw:path draw:style-name="gr41" draw:text-style-name="P6" svg:width="0.155cm" svg:height="0.298cm" svg:x="0.756cm" svg:y="0.024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42" draw:text-style-name="P6" svg:width="0.112cm" svg:height="0.283cm" svg:x="0.929cm" svg:y="0.037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43" draw:text-style-name="P6" svg:width="0.281cm" svg:height="0.281cm" svg:x="1.178cm" svg:y="0.071cm" svg:viewBox="0 0 282 282" svg:d="M150 150h118c6 0 14 0 14-8 0-10-8-10-14-10h-118v-118c0-6 0-14-8-14-9 0-9 8-9 14v118h-119c-6 0-14 0-14 10 0 8 8 8 14 8h119v118c0 6 0 14 9 14 8 0 8-8 8-14z"><text:p/></draw:path><draw:path draw:style-name="gr44" draw:text-style-name="P6" svg:width="0.165cm" svg:height="0.191cm" svg:x="1.592cm" svg:y="0.13cm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45" draw:text-style-name="P6" svg:width="0.281cm" svg:height="0.281cm" svg:x="1.874cm" svg:y="0.071cm" svg:viewBox="0 0 282 282" svg:d="M150 150h118c6 0 14 0 14-8 0-10-8-10-14-10h-118v-118c0-6 0-14-8-14-9 0-10 8-10 14v118h-118c-6 0-14 0-14 10 0 8 8 8 14 8h118v118c0 6 0 14 10 14 8 0 8-8 8-14z"><text:p/></draw:path><draw:path draw:style-name="gr46" draw:text-style-name="P6" svg:width="0.201cm" svg:height="0.298cm" svg:x="2.288cm" svg:y="0.024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47" draw:text-style-name="P6" svg:width="0.112cm" svg:height="0.283cm" svg:x="2.503cm" svg:y="0.037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48" draw:text-style-name="P6" svg:width="0.281cm" svg:height="0.099cm" svg:x="2.775cm" svg:y="0.161cm" svg:viewBox="0 0 282 100" svg:d="M268 17c6 0 14 0 14-9 0-8-8-8-14-8h-254c-6 0-14 0-14 8 0 9 8 9 14 9zM268 100c6 0 14 0 14-9 0-8-8-8-14-8h-254c-6 0-14 0-14 8 0 9 8 9 14 9z"><text:p/></draw:path><draw:path draw:style-name="gr49" draw:text-style-name="P6" svg:width="0.099cm" svg:height="0.421cm" svg:x="3.237cm" svg:y="0.001cm" svg:viewBox="0 0 100 422" svg:d="M100 419c0-1 0-3-9-10-53-53-66-133-66-198 0-73 16-146 69-199 6-6 6-6 6-7 0-4-3-5-5-5-5 0-43 29-69 83-21 47-26 93-26 128 0 34 5 84 28 132 26 53 62 79 67 79 2 0 5-1 5-3z"><text:p/></draw:path><draw:path draw:style-name="gr50" draw:text-style-name="P6" svg:width="0.193cm" svg:height="0.191cm" svg:x="3.377cm" svg:y="0.13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51" draw:text-style-name="P6" svg:width="0.281cm" svg:height="0.281cm" svg:x="3.699cm" svg:y="0.071cm" svg:viewBox="0 0 282 282" svg:d="M150 150h118c6 0 14 0 14-8 0-10-8-10-14-10h-118v-118c0-6 0-14-8-14-10 0-10 8-10 14v118h-118c-6 0-14 0-14 10 0 8 8 8 14 8h118v118c0 6 0 14 10 14 8 0 8-8 8-14z"><text:p/></draw:path><draw:path draw:style-name="gr52" draw:text-style-name="P6" svg:width="0.165cm" svg:height="0.191cm" svg:x="4.113cm" svg:y="0.13cm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53" draw:text-style-name="P6" svg:width="0.099cm" svg:height="0.421cm" svg:x="4.302cm" svg:y="0.001cm" svg:viewBox="0 0 100 422" svg:d="M100 211c0-32-5-84-29-132-25-51-63-79-66-79-4 0-5 1-5 5 0 1 0 1 8 9 42 42 66 110 66 197 0 73-15 148-68 201-6 4-6 6-6 7 0 2 1 3 5 3 3 0 42-28 67-81 22-47 28-94 28-130z"><text:p/></draw:path><draw:path draw:style-name="gr54" draw:text-style-name="P6" svg:width="0.281cm" svg:height="0.281cm" svg:x="4.559cm" svg:y="0.071cm" svg:viewBox="0 0 282 282" svg:d="M150 150h118c6 0 14 0 14-8 0-10-8-10-14-10h-118v-118c0-6 0-14-8-14-10 0-10 8-10 14v118h-118c-6 0-14 0-14 10 0 8 8 8 14 8h118v118c0 6 0 14 10 14 8 0 8-8 8-14z"><text:p/></draw:path><draw:path draw:style-name="gr55" draw:text-style-name="P6" svg:width="0.099cm" svg:height="0.421cm" svg:x="4.997cm" svg:y="0.001cm" svg:viewBox="0 0 100 422" svg:d="M100 419c0-1 0-3-9-10-53-53-66-133-66-198 0-73 16-146 69-199 6-6 6-6 6-7 0-4-3-5-5-5-5 0-43 29-69 83-21 47-26 93-26 128 0 34 5 84 28 132 26 53 62 79 67 79 2 0 5-1 5-3z"><text:p/></draw:path><draw:path draw:style-name="gr56" draw:text-style-name="P6" svg:width="0.155cm" svg:height="0.298cm" svg:x="5.138cm" svg:y="0.024cm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57" draw:text-style-name="P6" svg:width="0.281cm" svg:height="0.281cm" svg:x="5.416cm" svg:y="0.071cm" svg:viewBox="0 0 282 282" svg:d="M150 150h118c6 0 14 0 14-8 0-10-8-10-14-10h-118v-118c0-6 0-14-8-14-10 0-10 8-10 14v118h-118c-6 0-14 0-14 10 0 8 8 8 14 8h118v118c0 6 0 14 10 14 8 0 8-8 8-14z"><text:p/></draw:path><draw:path draw:style-name="gr58" draw:text-style-name="P6" svg:width="0.201cm" svg:height="0.298cm" svg:x="5.83cm" svg:y="0.024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59" draw:text-style-name="P6" svg:width="0.099cm" svg:height="0.421cm" svg:x="6.056cm" svg:y="0.001cm" svg:viewBox="0 0 100 422" svg:d="M100 211c0-32-5-84-29-132-25-51-63-79-66-79-4 0-5 1-5 5 0 1 0 1 8 9 42 42 66 110 66 197 0 73-15 148-68 201-6 4-6 6-6 7 0 2 1 3 5 3 3 0 42-28 67-81 22-47 28-94 28-130z"><text:p/></draw:path><draw:path draw:style-name="gr60" draw:text-style-name="P6" svg:width="0.112cm" svg:height="0.283cm" svg:x="6.207cm" svg:y="0.037cm" svg:viewBox="0 0 113 284" svg:d="M109 16c0-9-6-16-17-16-10 0-22 11-22 23 0 7 6 14 16 14s23-9 23-21zM77 174c5-12 5-13 8-24 4-8 6-14 6-23 0-19-13-35-35-35-39 0-56 62-56 66s5 4 5 4c5 0 5-1 7-7 12-40 29-53 43-53 4 0 11 0 11 13 0 10-4 18-5 23-3 11-23 60-30 78-3 11-9 25-9 34 0 20 14 34 34 34 41 0 57-61 57-64 0-5-4-5-5-5-5 0-5 1-7 8-7 27-22 52-43 52-8 0-11-4-11-13 0-11 3-17 13-44z"><text:p/></draw:path></draw:g>. On peut également multiplier ces vecteurs par des réels, dans le cas du calcul de la force de frottement d'un fluide par exemple. </text:p>
      <text:p text:style-name="P4"/>
      <text:p text:style-name="P4">Les nombres complexes sont donc parfait pour exprimer des vecteurs en cinématique et peuvent être utiliser pour représenter des vecteurs vitesse, et aussi des vecteurs forces. 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23:18:12.382303000</meta:creation-date>
    <meta:generator>LibreOffice/5.0.3.2$MacOSX_X86_64 LibreOffice_project/e5f16313668ac592c1bfb310f4390624e3dbfb75</meta:generator>
    <dc:date>2015-12-13T23:32:15.716976000</dc:date>
    <meta:editing-duration>PT14M3S</meta:editing-duration>
    <meta:editing-cycles>2</meta:editing-cycles>
    <meta:document-statistic meta:table-count="0" meta:image-count="0" meta:object-count="0" meta:page-count="2" meta:paragraph-count="11" meta:word-count="229" meta:character-count="1339" meta:non-whitespace-character-count="1113"/>
  </office:meta>
</office:document-meta>
</file>